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??Regular" svg:font-family="??Regular" style:font-family-generic="roman"/>
    <style:font-face style:name="CourierNewRegular" svg:font-family="CourierNewRegular" style:font-family-generic="roman"/>
    <style:font-face style:name="黑体" svg:font-family="黑体" style:font-family-generic="modern" style:font-pitch="fixed" svg:panose-1="2 1 6 9 6 1 1 1 1 1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" style:master-page-name="MP0" style:family="paragraph">
      <style:paragraph-properties fo:break-before="page" fo:margin-top="0.2638in" fo:margin-bottom="0.2638in" fo:line-height="115%"/>
    </style:style>
    <style:style style:name="P2" style:parent-style-name="Standard" style:family="paragraph">
      <style:paragraph-properties fo:line-height="0.3611in" fo:margin-left="0.2916in">
        <style:tab-stops/>
      </style:paragraph-properties>
    </style:style>
    <style:style style:name="T3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T4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T5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T6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line-height="0.3611in" fo:margin-left="0.2916in">
        <style:tab-stops/>
      </style:paragraph-properties>
    </style:style>
    <style:style style:name="T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1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P11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2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4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5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6" style:parent-style-name="Standard" style:family="paragraph">
      <style:paragraph-properties fo:line-height="0.3611in" fo:margin-left="0.2916in">
        <style:tab-stops/>
      </style:paragraph-properties>
    </style:style>
    <style:style style:name="T1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1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1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3" style:parent-style-name="默认段落字体" style:family="text">
      <style:text-properties style:font-name="宋体" style:font-name-asian="宋体" fo:color="#FF0000" fo:font-size="14pt" style:font-size-asian="14pt" style:font-size-complex="14pt"/>
    </style:style>
    <style:style style:name="T2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P25" style:parent-style-name="Standard" style:family="paragraph">
      <style:paragraph-properties fo:line-height="0.3611in" fo:margin-left="0.2916in">
        <style:tab-stops/>
      </style:paragraph-properties>
    </style:style>
    <style:style style:name="T26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2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3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5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6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3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4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P41" style:parent-style-name="Standard" style:family="paragraph">
      <style:paragraph-properties fo:line-height="0.3611in" fo:margin-left="0.2916in">
        <style:tab-stops/>
      </style:paragraph-properties>
    </style:style>
    <style:style style:name="T4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43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4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45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P46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line-height="0.3611in" fo:margin-left="0.2916in" fo:text-indent="0.2083in">
        <style:tab-stops/>
      </style:paragraph-properties>
    </style:style>
    <style:style style:name="T4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4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3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5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6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5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3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5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6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6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2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3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4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5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6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7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8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79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80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T81" style:parent-style-name="默认段落字体" style:family="text">
      <style:text-properties style:font-name="宋体" style:font-name-asian="宋体" fo:font-size="14pt" style:font-size-asian="14pt" style:font-size-complex="14pt"/>
    </style:style>
    <style:style style:name="P82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83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84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85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86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87" style:parent-style-name="Standard" style:family="paragraph">
      <style:paragraph-properties fo:line-height="0.3611in" fo:margin-left="0.2916in">
        <style:tab-stops/>
      </style:paragraph-properties>
    </style:style>
    <style:style style:name="T88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T89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T90" style:parent-style-name="默认段落字体" style:family="text">
      <style:text-properties style:font-name="宋体" style:font-name-asian="宋体"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2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3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4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5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6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97" style:parent-style-name="Standard" style:family="paragraph">
      <style:paragraph-properties fo:line-height="0.3611in" fo:margin-left="0.2916in">
        <style:tab-stops/>
      </style:paragraph-properties>
    </style:style>
    <style:style style:name="T98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99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0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1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2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3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4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5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6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7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8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09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10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P111" style:parent-style-name="Standard" style:family="paragraph">
      <style:paragraph-properties fo:line-height="0.3611in" fo:margin-left="0.2916in">
        <style:tab-stops/>
      </style:paragraph-properties>
    </style:style>
    <style:style style:name="T112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13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P114" style:parent-style-name="Standard" style:family="paragraph">
      <style:paragraph-properties fo:line-height="0.3611in" fo:margin-left="0.2916in">
        <style:tab-stops/>
      </style:paragraph-properties>
    </style:style>
    <style:style style:name="T115" style:parent-style-name="默认段落字体" style:family="text">
      <style:text-properties style:font-name="宋体" style:font-name-asian="宋体" fo:font-weight="bold" style:font-weight-asian="bold" style:font-weight-complex="bold" fo:color="#000000" fo:font-size="14pt" style:font-size-asian="14pt" style:font-size-complex="14pt"/>
    </style:style>
    <style:style style:name="T116" style:parent-style-name="默认段落字体" style:family="text">
      <style:text-properties style:font-name="宋体" style:font-name-asian="宋体" fo:font-weight="bold" style:font-weight-asian="bold" style:font-weight-complex="bold" fo:color="#000000" fo:font-size="14pt" style:font-size-asian="14pt" style:font-size-complex="14pt"/>
    </style:style>
    <style:style style:name="T117" style:parent-style-name="默认段落字体" style:family="text">
      <style:text-properties style:font-name="宋体" style:font-name-asian="宋体" fo:font-weight="bold" style:font-weight-asian="bold" style:font-weight-complex="bold" fo:color="#000000" fo:font-size="14pt" style:font-size-asian="14pt" style:font-size-complex="14pt"/>
    </style:style>
    <style:style style:name="T118" style:parent-style-name="默认段落字体" style:family="text">
      <style:text-properties style:font-name="宋体" style:font-name-asian="宋体" fo:font-weight="bold" style:font-weight-asian="bold" style:font-weight-complex="bold" fo:color="#000000" fo:font-size="14pt" style:font-size-asian="14pt" style:font-size-complex="14pt"/>
    </style:style>
    <style:style style:name="P119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color="#000000" fo:font-size="14pt" style:font-size-asian="14pt" style:font-size-complex="14pt"/>
    </style:style>
    <style:style style:name="P120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color="#000000" fo:font-size="14pt" style:font-size-asian="14pt" style:font-size-complex="14pt"/>
    </style:style>
    <style:style style:name="P121" style:parent-style-name="Standard" style:family="paragraph">
      <style:paragraph-properties fo:line-height="0.3611in" fo:margin-left="0.2916in">
        <style:tab-stops/>
      </style:paragraph-properties>
    </style:style>
    <style:style style:name="T122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23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T124" style:parent-style-name="默认段落字体" style:family="text">
      <style:text-properties style:font-name="宋体" style:font-name-asian="宋体" fo:color="#000000" fo:font-size="14pt" style:font-size-asian="14pt" style:font-size-complex="14pt"/>
    </style:style>
    <style:style style:name="P125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26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27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28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29" style:parent-style-name="Standard" style:family="paragraph">
      <style:paragraph-properties fo:line-height="0.3611in" fo:margin-lef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0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1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2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3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  <style:style style:name="P134" style:parent-style-name="Standard" style:family="paragraph">
      <style:paragraph-properties fo:line-height="0.3611in" fo:margin-left="0.2916in" fo:text-indent="0.2916in">
        <style:tab-stops/>
      </style:paragraph-properties>
      <style:text-properties style:font-name="宋体" style:font-name-asian="宋体" fo:font-size="14pt" style:font-size-asian="14pt" style:font-size-complex="14pt"/>
    </style:style>
  </office:automatic-styles>
  <office:body>
    <office:text text:use-soft-page-breaks="true">
      <text:h text:style-name="P1" text:outline-level="1">Python读书笔记</text:h>
      <text:p text:style-name="P2"><text:span text:style-name="T3">第一章</text:span><text:span text:style-name="T4">、</text:span><text:span text:style-name="T5">python</text:span><text:span text:style-name="T6">的版本、安装及使用使用说明</text:span></text:p>
      <text:p text:style-name="P7">第二章、变量使用及变量规则</text:p>
      <text:p text:style-name="P8"><text:span text:style-name="T9">·</text:span><text:span text:style-name="T10">规则：</text:span></text:p>
      <text:p text:style-name="P11">1、变量名包含字母、数字、下划线，不能以数字开头；</text:p>
      <text:p text:style-name="P12">2、变量名不能包含空格；</text:p>
      <text:p text:style-name="P13">3、不能使用关键字和函数名做为变量名，如print；</text:p>
      <text:p text:style-name="P14">4、变量名既简短又具有描述性。例如，name比n好，student_name比s_n好，name_length比length_of_person_name好；</text:p>
      <text:p text:style-name="P15">5、谨慎小写字母l和大写字母O，因为它们很可能被人开错为1和0。</text:p>
      <text:p text:style-name="P16"><text:span text:style-name="T17">【</text:span><text:span text:style-name="T18">注意】</text:span><text:span text:style-name="T19"><text:s/></text:span><text:span text:style-name="T20">尽量使用小写字母的</text:span><text:span text:style-name="T21">Python</text:span><text:span text:style-name="T22">变量名，避免使用大写字母是个不错的主意。每个程序员都会犯错，尽量避免一些低级错误，比如字母</text:span><text:span text:style-name="T23">拼写错误</text:span><text:span text:style-name="T24">。</text:span></text:p>
      <text:p text:style-name="P25"><text:span text:style-name="T26">字符串：</text:span><text:span text:style-name="T27">用单引号或双引号括起来的都是，其中双引号内可以包含单引号，单引号内可以包含双引号。</text:span><text:span text:style-name="T28">Title()</text:span><text:span text:style-name="T29">、</text:span><text:span text:style-name="T30">upper()</text:span><text:span text:style-name="T31">、</text:span><text:span text:style-name="T32">lower()</text:span><text:span text:style-name="T33">、</text:span><text:span text:style-name="T34"><text:s/></text:span><text:span text:style-name="T35">拼接</text:span><text:span text:style-name="T36">（</text:span><text:span text:style-name="T37">+</text:span><text:span text:style-name="T38">）、删除字符串末尾的空白</text:span><text:span text:style-name="T39">rstrip</text:span><text:span text:style-name="T40">（）、</text:span></text:p>
      <text:p text:style-name="P41"><text:span text:style-name="T42">数字：</text:span><text:span text:style-name="T43">整数运算、浮点数运算、</text:span><text:span text:style-name="T44">str()</text:span><text:span text:style-name="T45">非字符串转化为字符串。</text:span></text:p>
      <text:p text:style-name="P46">第三章、列表</text:p>
      <text:p text:style-name="P47"><text:span text:style-name="T48">用方括号（</text:span><text:span text:style-name="T49">[ ]</text:span><text:span text:style-name="T50">）表示，并用逗号来分隔其中的元素。索引值</text:span><text:span text:style-name="T51">[-1]</text:span><text:span text:style-name="T52">表示最后一个元素的位置。创建空列表，使用</text:span><text:span text:style-name="T53">Append</text:span><text:span text:style-name="T54">（）往列表中加元素。</text:span><text:span text:style-name="T55">Insert()</text:span><text:span text:style-name="T56">插入元素</text:span><text:span text:style-name="T57">insert(</text:span><text:span text:style-name="T58">角标，元素</text:span><text:span text:style-name="T59">)</text:span><text:span text:style-name="T60">。</text:span><text:span text:style-name="T61">Del name[</text:span><text:span text:style-name="T62">角标</text:span><text:span text:style-name="T63">]</text:span><text:span text:style-name="T64">删除元素。</text:span><text:span text:style-name="T65">Pop</text:span><text:span text:style-name="T66">和</text:span><text:span text:style-name="T67">del</text:span><text:span text:style-name="T68">的区别，删除的元素不再使用则用</text:span><text:span text:style-name="T69">del</text:span><text:span text:style-name="T70">，会再使用的用</text:span><text:span text:style-name="T71">pop</text:span><text:span text:style-name="T72">。</text:span><text:span text:style-name="T73"><text:s text:c="6"/></text:span><text:span text:style-name="T74">根据元素值来删除用</text:span><text:soft-page-break/><text:span text:style-name="T75">remove(</text:span><text:span text:style-name="T76">元素值</text:span><text:span text:style-name="T77">)</text:span><text:span text:style-name="T78">，</text:span><text:span text:style-name="T79">remove()</text:span><text:span text:style-name="T80">只会删除第一个指定的</text:span><text:span text:style-name="T81">值。</text:span></text:p>
      <text:p text:style-name="P82">Sort()按元素首字母排序，sort(reverse=True)按元素首字母倒序排序；sorted()临时排序。</text:p>
      <text:p text:style-name="P83">Reverse()反序，与上次相对，不以字母排序相关。</text:p>
      <text:p text:style-name="P84">Len()，显示列表中元素的个数。【个数从1开始，角标从0开始】。<text:s/>Len（cars）。</text:p>
      <text:p text:style-name="P85">备注【注意<text:s/>发生索引错误却找不到解决办法时，<text:s/>请尝试将列表或其长度打印出来。<text:s/>列表可能与你以为的截然不同，<text:s/>在程序对其进行了动态处理时尤其如此。<text:s/>通过查看列表</text:p>
      <text:p text:style-name="P86">或其包含的元素数，<text:s/>可帮助你找出这种逻辑错误。】</text:p>
      <text:p text:style-name="P87"><text:span text:style-name="T88">第四章</text:span><text:span text:style-name="T89">、</text:span><text:span text:style-name="T90">操作列表</text:span></text:p>
      <text:p text:style-name="P91">遍历，使用for循环。For manigican in manigicans:【容易遗漏冒号】</text:p>
      <text:p text:style-name="P92">在for<text:s/>循环后面，<text:s/>没有缩进的代码都只执行一次，<text:s/>而不会重复执行。【避免缩进错误】</text:p>
      <text:p text:style-name="P93">数字的统计，<text:s/>min(digits)、mux(digits)、sum(digits).</text:p>
      <text:p text:style-name="P94">列表解析。</text:p>
      <text:p text:style-name="P95">切片。can be considered that left closed and right open “[)”</text:p>
      <text:p text:style-name="P96">如果需要赋值一个列表，并单独对这个列表进行修改，那么需要使用切片的方式赋值，即副本。Friend_foods = my_foods[:]【两个列表friend_foods、my_foods不指向同一个列表】。而friend_foods=my_foods【两个列表指向同一个列表，修改任意个列表另一个也会跟着变化】</text:p>
      <text:p text:style-name="P97"><text:span text:style-name="T98">Tuple:</text:span><text:span text:style-name="T99">不可变的列表被称为元组</text:span><text:span text:style-name="T100"><text:s/></text:span><text:span text:style-name="T101">。</text:span><text:span text:style-name="T102"><text:s/></text:span><text:span text:style-name="T103">圆括号</text:span><text:span text:style-name="T104">.<text:s/></text:span><text:span text:style-name="T105">虽然不能修改元组的元素，</text:span><text:span text:style-name="T106"><text:s/></text:span><text:span text:style-name="T107">但可以给存储元组的变量赋值。</text:span><text:span text:style-name="T108"><text:s/></text:span><text:span text:style-name="T109">可重新定义整个元组</text:span><text:span text:style-name="T110">.</text:span></text:p>
      <text:soft-page-break/>
      <text:p text:style-name="P111"><text:span text:style-name="T112">Retract, len of line, null string</text:span><text:span text:style-name="T113">.</text:span></text:p>
      <text:p text:style-name="P114"><text:span text:style-name="T115">第五章</text:span><text:span text:style-name="T116">、</text:span><text:span text:style-name="T117">if</text:span><text:span text:style-name="T118">语句</text:span></text:p>
      <text:p text:style-name="P119">for循环语句后加冒号：，if语句后加冒号：，else后加冒号：。</text:p>
      <text:p text:style-name="P120">Car.lower( ),<text:s/>只是临时修改，不会修改car中原来的值。</text:p>
      <text:p text:style-name="P121"><text:span text:style-name="T122">用来作为判断的方式，</text:span><text:span text:style-name="T123"><text:s/>= <text:s/>&lt; &lt;= &gt; &gt;= <text:s/>!=, <text:s text:c="2"/>and <text:s text:c="2"/>or <text:s text:c="3"/>in <text:s text:c="3"/>not in</text:span><text:span text:style-name="T124">.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??Regular" svg:font-family="??Regular" style:font-family-generic="roman"/>
    <style:font-face style:name="CourierNewRegular" svg:font-family="CourierNewRegular" style:font-family-generic="roman"/>
    <style:font-face style:name="黑体" svg:font-family="黑体" style:font-family-generic="modern" style:font-pitch="fixed" svg:panose-1="2 1 6 9 6 1 1 1 1 1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等线" style:font-name-asian="等线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Droid Sans Devanagari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页眉" style:display-name="页眉" style:family="paragraph" style:paren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" style:display-name="页脚" style:family="paragraph" style:parent-style-name="Standard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称呼" style:display-name="称呼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HeaderChar" style:display-name="Header Char" style:family="text" style:parent-style-name="默认段落字体">
      <style:text-properties fo:font-size="9pt" style:font-size-asian="9pt" style:font-size-complex="9pt"/>
    </style:style>
    <style:style style:name="FooterChar" style:display-name="Footer Char" style:family="text" style:parent-style-name="默认段落字体">
      <style:text-properties fo:font-size="9pt" style:font-size-asian="9pt" style:font-size-complex="9pt"/>
    </style:style>
    <style:style style:name="fontstyle01" style:display-name="fontstyle01" style:family="text" style:parent-style-name="默认段落字体">
      <style:text-properties style:font-name="??Regular" style:font-name-asian="??Regular" style:font-name-complex="??Regular" fo:font-weight="normal" style:font-weight-asian="normal" style:font-weight-complex="normal" fo:font-style="normal" style:font-style-asian="normal" style:font-style-complex="normal" fo:color="#000000" fo:font-size="7pt" style:font-size-asian="7pt" style:font-size-complex="7pt"/>
    </style:style>
    <style:style style:name="fontstyle11" style:display-name="fontstyle11" style:family="text" style:parent-style-name="默认段落字体">
      <style:text-properties style:font-name="CourierNewRegular" style:font-name-asian="CourierNewRegular" style:font-name-complex="CourierNewRegular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标题" style:display-name="标题" style:family="paragraph" style:parent-style-name="正文" style:next-style-name="正文" style:default-outline-level="1">
      <style:paragraph-properties fo:text-align="center" fo:margin-top="0.1666in" fo:margin-bottom="0.0416in"/>
      <style:text-properties style:font-name="黑体" style:font-name-asian="黑体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itleChar" style:display-name="Title Char" style:family="text" style:parent-style-name="默认段落字体">
      <style:text-properties style:font-name="黑体" style:font-name-asian="黑体" style:font-name-complex="Times New Roman" fo:font-weight="bold" style:font-weight-asian="bold" style:font-weight-complex="bold" fo:font-size="18pt" style:font-size-asian="18pt" style:font-size-complex="1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高 伟</meta:initial-creator>
    <dc:creator>高 伟</dc:creator>
    <meta:creation-date>2020-02-28T06:41:00Z</meta:creation-date>
    <dc:date>2020-03-13T10:51:00Z</dc:date>
    <meta:template xlink:href="Normal.dotm" xlink:type="simple"/>
    <meta:editing-cycles>13</meta:editing-cycles>
    <meta:editing-duration>PT2187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220" meta:character-count="1476" meta:row-count="10" meta:non-whitespace-character-count="1258"/>
  </office:meta>
</office:document-meta>
</file>